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</style:style>
    <style:style style:name="T623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4941875965T</text:p>
        </text:list-item>
        <text:list-item>
          <text:p text:style-name="P307">BR240722143359K</text:p>
        </text:list-item>
        <text:list-item>
          <text:p text:style-name="P308">BR2480454690984</text:p>
        </text:list-item>
        <text:list-item>
          <text:p text:style-name="P309">BR249991682819P</text:p>
        </text:list-item>
        <text:list-item>
          <text:p text:style-name="P310">BR248463413708N</text:p>
        </text:list-item>
        <text:list-item>
          <text:p text:style-name="P311">BR247602246676I</text:p>
        </text:list-item>
        <text:list-item>
          <text:p text:style-name="P312">BR241781423585N</text:p>
        </text:list-item>
        <text:list-item>
          <text:p text:style-name="P313">BR247518121313C</text:p>
        </text:list-item>
        <text:list-item>
          <text:p text:style-name="P314">BR242030404533M</text:p>
        </text:list-item>
        <text:list-item>
          <text:p text:style-name="P315">BR2475582425021</text:p>
        </text:list-item>
        <text:list-item>
          <text:p text:style-name="P316">BR2419392007391</text:p>
        </text:list-item>
        <text:list-item>
          <text:p text:style-name="P317">BR240751277632X</text:p>
        </text:list-item>
        <text:list-item>
          <text:p text:style-name="P318">BR2460067848690</text:p>
        </text:list-item>
        <text:list-item>
          <text:p text:style-name="P319">BR241937697020C</text:p>
        </text:list-item>
        <text:list-item>
          <text:p text:style-name="P320">BR240630874841Z</text:p>
        </text:list-item>
        <text:list-item>
          <text:p text:style-name="P321">BR241611140894W</text:p>
        </text:list-item>
        <text:list-item>
          <text:p text:style-name="P322">BR248284900431Z</text:p>
        </text:list-item>
        <text:list-item>
          <text:p text:style-name="P323">BR247382109606A</text:p>
        </text:list-item>
        <text:list-item>
          <text:p text:style-name="P324">BR245815914331P</text:p>
        </text:list-item>
        <text:list-item>
          <text:p text:style-name="P325">BR244390874413L</text:p>
        </text:list-item>
        <text:list-item>
          <text:p text:style-name="P326">BR2465469036621</text:p>
        </text:list-item>
        <text:list-item>
          <text:p text:style-name="P327">BR240724533751F</text:p>
        </text:list-item>
        <text:list-item>
          <text:p text:style-name="P328">BR243596270958X</text:p>
        </text:list-item>
        <text:list-item>
          <text:p text:style-name="P329">BR241843818398T</text:p>
        </text:list-item>
        <text:list-item>
          <text:p text:style-name="P330">BR2474844906002</text:p>
        </text:list-item>
        <text:list-item>
          <text:p text:style-name="P331">BR247449025375O</text:p>
        </text:list-item>
        <text:list-item>
          <text:p text:style-name="P332">BR2468489420252</text:p>
        </text:list-item>
        <text:list-item>
          <text:p text:style-name="P333">BR249793021989S</text:p>
        </text:list-item>
        <text:list-item>
          <text:p text:style-name="P334">BR2434465156186</text:p>
        </text:list-item>
        <text:list-item>
          <text:p text:style-name="P335">BR2409534181886</text:p>
        </text:list-item>
        <text:list-item>
          <text:p text:style-name="P336">BR2407054432662</text:p>
        </text:list-item>
        <text:list-item>
          <text:p text:style-name="P337">BR2415103396842</text:p>
        </text:list-item>
        <text:list-item>
          <text:p text:style-name="P338">BR243632462026J</text:p>
        </text:list-item>
        <text:list-item>
          <text:p text:style-name="P339">BR241476446602T</text:p>
        </text:list-item>
        <text:list-item>
          <text:p text:style-name="P340">BR245060276585P</text:p>
        </text:list-item>
        <text:list-item>
          <text:p text:style-name="P341">BR248374823334V</text:p>
        </text:list-item>
        <text:list-item>
          <text:p text:style-name="P342">BR2436905440074</text:p>
        </text:list-item>
        <text:list-item>
          <text:p text:style-name="P343">BR249290567425R</text:p>
        </text:list-item>
        <text:list-item>
          <text:p text:style-name="P344">BR246978216397O</text:p>
        </text:list-item>
        <text:list-item>
          <text:p text:style-name="P345">BR243601139911R</text:p>
        </text:list-item>
        <text:list-item>
          <text:p text:style-name="P346">BR2458115322250</text:p>
        </text:list-item>
        <text:list-item>
          <text:p text:style-name="P347">BR2481795441836</text:p>
        </text:list-item>
        <text:list-item>
          <text:p text:style-name="P348">BR248190692546V</text:p>
        </text:list-item>
        <text:list-item>
          <text:p text:style-name="P349">BR240540653694H</text:p>
        </text:list-item>
        <text:list-item>
          <text:p text:style-name="P350">BR243957195277S</text:p>
        </text:list-item>
        <text:list-item>
          <text:p text:style-name="P351">BR2427432627260</text:p>
        </text:list-item>
        <text:list-item>
          <text:p text:style-name="P352">BR2416361599713</text:p>
        </text:list-item>
        <text:list-item>
          <text:p text:style-name="P353">BR2486911745986</text:p>
        </text:list-item>
        <text:list-item>
          <text:p text:style-name="P354">BR2492388715369</text:p>
        </text:list-item>
        <text:list-item>
          <text:p text:style-name="P355">BR247538270373B</text:p>
        </text:list-item>
        <text:list-item>
          <text:p text:style-name="P356">BR249114141401V</text:p>
        </text:list-item>
        <text:list-item>
          <text:p text:style-name="P357">BR245313984116X</text:p>
        </text:list-item>
        <text:list-item>
          <text:p text:style-name="P358">BR247332021781M</text:p>
        </text:list-item>
        <text:list-item>
          <text:p text:style-name="P359">BR2482936978443</text:p>
        </text:list-item>
        <text:list-item>
          <text:p text:style-name="P360">BR240158795737N</text:p>
        </text:list-item>
        <text:list-item>
          <text:p text:style-name="P361">BR2451971159018</text:p>
        </text:list-item>
        <text:list-item>
          <text:p text:style-name="P362">BR245208912600K</text:p>
        </text:list-item>
        <text:list-item>
          <text:p text:style-name="P363">BR246582594104L</text:p>
        </text:list-item>
        <text:list-item>
          <text:p text:style-name="P364">BR2494503934785</text:p>
        </text:list-item>
        <text:list-item>
          <text:p text:style-name="P365">BR248589607289M</text:p>
        </text:list-item>
        <text:list-item>
          <text:p text:style-name="P366">BR2442453032103</text:p>
        </text:list-item>
        <text:list-item>
          <text:p text:style-name="P367">BR244639630785L</text:p>
        </text:list-item>
        <text:list-item>
          <text:p text:style-name="P368">BR243473965258N</text:p>
        </text:list-item>
        <text:list-item>
          <text:p text:style-name="P369">BR248300653017T</text:p>
        </text:list-item>
        <text:list-item>
          <text:p text:style-name="P370">BR240346381331N</text:p>
        </text:list-item>
        <text:list-item>
          <text:p text:style-name="P371">BR247728670236D</text:p>
        </text:list-item>
        <text:list-item>
          <text:p text:style-name="P372">BR241486483024X</text:p>
        </text:list-item>
        <text:list-item>
          <text:p text:style-name="P373">BR247004150259X</text:p>
        </text:list-item>
        <text:list-item>
          <text:p text:style-name="P374">BR2466253872218</text:p>
        </text:list-item>
        <text:list-item>
          <text:p text:style-name="P375">BR240405124768V</text:p>
        </text:list-item>
        <text:list-item>
          <text:p text:style-name="P376">BR2430047923511</text:p>
        </text:list-item>
        <text:list-item>
          <text:p text:style-name="P377">BR248630813360W</text:p>
        </text:list-item>
        <text:list-item>
          <text:p text:style-name="P378">BR244166336791Y</text:p>
        </text:list-item>
        <text:list-item>
          <text:p text:style-name="P379">BR248613729281U</text:p>
        </text:list-item>
        <text:list-item>
          <text:p text:style-name="P380">BR243022726057Y</text:p>
        </text:list-item>
        <text:list-item>
          <text:p text:style-name="P381">BR249681808936F</text:p>
        </text:list-item>
        <text:list-item>
          <text:p text:style-name="P382">BR244846178880K</text:p>
        </text:list-item>
        <text:list-item>
          <text:p text:style-name="P383">BR246012189827I</text:p>
        </text:list-item>
        <text:list-item>
          <text:p text:style-name="P384">BR247999572694U</text:p>
        </text:list-item>
        <text:list-item>
          <text:p text:style-name="P385">BR245527032617E</text:p>
        </text:list-item>
        <text:list-item>
          <text:p text:style-name="P386">BR246373193547I</text:p>
        </text:list-item>
        <text:list-item>
          <text:p text:style-name="P387">BR244662326739E</text:p>
        </text:list-item>
        <text:list-item>
          <text:p text:style-name="P388">BR245049473654N</text:p>
        </text:list-item>
        <text:list-item>
          <text:p text:style-name="P389">BR243792304694P</text:p>
        </text:list-item>
        <text:list-item>
          <text:p text:style-name="P390">BR248354426895Q</text:p>
        </text:list-item>
        <text:list-item>
          <text:p text:style-name="P391">BR241937070394M</text:p>
        </text:list-item>
        <text:list-item>
          <text:p text:style-name="P392">BR240756953376H</text:p>
        </text:list-item>
        <text:list-item>
          <text:p text:style-name="P393">BR241882708575L</text:p>
        </text:list-item>
        <text:list-item>
          <text:p text:style-name="P394">BR242384099934F</text:p>
        </text:list-item>
        <text:list-item>
          <text:p text:style-name="P395">BR247089572521C</text:p>
        </text:list-item>
        <text:list-item>
          <text:p text:style-name="P396">BR245332054903N</text:p>
        </text:list-item>
        <text:list-item>
          <text:p text:style-name="P397">BR241379380687M</text:p>
        </text:list-item>
        <text:list-item>
          <text:p text:style-name="P398">BR244732425219J</text:p>
        </text:list-item>
        <text:list-item>
          <text:p text:style-name="P399">BR240646376395R</text:p>
        </text:list-item>
        <text:list-item>
          <text:p text:style-name="P400">BR240388632571K</text:p>
        </text:list-item>
        <text:list-item>
          <text:p text:style-name="P401">BR243183980676M</text:p>
        </text:list-item>
        <text:list-item>
          <text:p text:style-name="P402">BR245683945790R</text:p>
        </text:list-item>
        <text:list-item>
          <text:p text:style-name="P403">BR240853183131Q</text:p>
        </text:list-item>
        <text:list-item>
          <text:p text:style-name="P404">BR243109795956R</text:p>
        </text:list-item>
        <text:list-item>
          <text:p text:style-name="P405">BR247430437463R</text:p>
        </text:list-item>
        <text:list-item>
          <text:p text:style-name="P406">BR240008643801T</text:p>
        </text:list-item>
        <text:list-item>
          <text:p text:style-name="P407">BR242401185356L</text:p>
        </text:list-item>
        <text:list-item>
          <text:p text:style-name="P408">BR247267252328M</text:p>
        </text:list-item>
        <text:list-item>
          <text:p text:style-name="P409">BR241152769659O</text:p>
        </text:list-item>
        <text:list-item>
          <text:p text:style-name="P410">BR244455819805N</text:p>
        </text:list-item>
        <text:list-item>
          <text:p text:style-name="P411">BR249946749658N</text:p>
        </text:list-item>
        <text:list-item>
          <text:p text:style-name="P412">BR245728689837W</text:p>
        </text:list-item>
        <text:list-item>
          <text:p text:style-name="P413">BR2493907581530</text:p>
        </text:list-item>
        <text:list-item>
          <text:p text:style-name="P414">BR244293660992H</text:p>
        </text:list-item>
        <text:list-item>
          <text:p text:style-name="P415">BR2454164315680</text:p>
        </text:list-item>
        <text:list-item>
          <text:p text:style-name="P416">BR248771504380Q</text:p>
        </text:list-item>
        <text:list-item>
          <text:p text:style-name="P417">BR246877334068V</text:p>
        </text:list-item>
        <text:list-item>
          <text:p text:style-name="P418">BR248343002176O</text:p>
        </text:list-item>
        <text:list-item>
          <text:p text:style-name="P419">BR245827860872N</text:p>
        </text:list-item>
        <text:list-item>
          <text:p text:style-name="P420">BR245664322057L</text:p>
        </text:list-item>
        <text:list-item>
          <text:p text:style-name="P421">BR246882484951J</text:p>
        </text:list-item>
        <text:list-item>
          <text:p text:style-name="P422">BR246233136349Y</text:p>
        </text:list-item>
        <text:list-item>
          <text:p text:style-name="P423">BR248006020758S</text:p>
        </text:list-item>
        <text:list-item>
          <text:p text:style-name="P424">BR245559320332U</text:p>
        </text:list-item>
        <text:list-item>
          <text:p text:style-name="P425">BR241566613396O</text:p>
        </text:list-item>
        <text:list-item>
          <text:p text:style-name="P426">BR240870468578D</text:p>
        </text:list-item>
        <text:list-item>
          <text:p text:style-name="P427">BR2482595130784</text:p>
        </text:list-item>
        <text:list-item>
          <text:p text:style-name="P428">BR249790306595Z</text:p>
        </text:list-item>
        <text:list-item>
          <text:p text:style-name="P429">BR243346998123J</text:p>
        </text:list-item>
        <text:list-item>
          <text:p text:style-name="P430">BR240035164278X</text:p>
        </text:list-item>
        <text:list-item>
          <text:p text:style-name="P431">BR2489214339847</text:p>
        </text:list-item>
        <text:list-item>
          <text:p text:style-name="P432">BR241743390504A</text:p>
        </text:list-item>
        <text:list-item>
          <text:p text:style-name="P433">BR249522017406G</text:p>
        </text:list-item>
        <text:list-item>
          <text:p text:style-name="P434">BR246189725657G</text:p>
        </text:list-item>
        <text:list-item>
          <text:p text:style-name="P435">BR240910805193V</text:p>
        </text:list-item>
        <text:list-item>
          <text:p text:style-name="P436">BR2462835156804</text:p>
        </text:list-item>
        <text:list-item>
          <text:p text:style-name="P437">BR243314662235F</text:p>
        </text:list-item>
        <text:list-item>
          <text:p text:style-name="P438">BR240996168352L</text:p>
        </text:list-item>
        <text:list-item>
          <text:p text:style-name="P439">BR240417254020O</text:p>
        </text:list-item>
        <text:list-item>
          <text:p text:style-name="P440">BR2439332172968</text:p>
        </text:list-item>
        <text:list-item>
          <text:p text:style-name="P441">BR249377610779E</text:p>
        </text:list-item>
        <text:list-item>
          <text:p text:style-name="P442">BR240091741680U</text:p>
        </text:list-item>
        <text:list-item>
          <text:p text:style-name="P443">BR2485359042925</text:p>
        </text:list-item>
        <text:list-item>
          <text:p text:style-name="P444">BR240607728749H</text:p>
        </text:list-item>
        <text:list-item>
          <text:p text:style-name="P445">BR2496550081452</text:p>
        </text:list-item>
        <text:list-item>
          <text:p text:style-name="P446">BR248039911488W</text:p>
        </text:list-item>
        <text:list-item>
          <text:p text:style-name="P447">BR248467399433L</text:p>
        </text:list-item>
        <text:list-item>
          <text:p text:style-name="P448">BR243045502391V</text:p>
        </text:list-item>
        <text:list-item>
          <text:p text:style-name="P449">BR2471208004303</text:p>
        </text:list-item>
        <text:list-item>
          <text:p text:style-name="P450">BR244082210395K</text:p>
        </text:list-item>
        <text:list-item>
          <text:p text:style-name="P451">BR2490857453260</text:p>
        </text:list-item>
        <text:list-item>
          <text:p text:style-name="P452">BR2414531110413</text:p>
        </text:list-item>
        <text:list-item>
          <text:p text:style-name="P453">BR240367481571Q</text:p>
        </text:list-item>
        <text:list-item>
          <text:p text:style-name="P454">BR246647021737S</text:p>
        </text:list-item>
        <text:list-item>
          <text:p text:style-name="P455">BR245571325863D</text:p>
        </text:list-item>
        <text:list-item>
          <text:p text:style-name="P456">BR249723878957Y</text:p>
        </text:list-item>
        <text:list-item>
          <text:p text:style-name="P457">BR246548840957D</text:p>
        </text:list-item>
        <text:list-item>
          <text:p text:style-name="P458">BR245022957463I</text:p>
        </text:list-item>
        <text:list-item>
          <text:p text:style-name="P459">BR2441928327058</text:p>
        </text:list-item>
        <text:list-item>
          <text:p text:style-name="P460">BR2460984168822</text:p>
        </text:list-item>
        <text:list-item>
          <text:p text:style-name="P461">BR248266543739I</text:p>
        </text:list-item>
        <text:list-item>
          <text:p text:style-name="P462">BR247595301285S</text:p>
        </text:list-item>
        <text:list-item>
          <text:p text:style-name="P463">BR2477977704287</text:p>
        </text:list-item>
        <text:list-item>
          <text:p text:style-name="P464">BR248531372758B</text:p>
        </text:list-item>
        <text:list-item>
          <text:p text:style-name="P465">BR243548699065K</text:p>
        </text:list-item>
        <text:list-item>
          <text:p text:style-name="P466">BR244217307748T</text:p>
        </text:list-item>
        <text:list-item>
          <text:p text:style-name="P467">BR247197923629O</text:p>
        </text:list-item>
        <text:list-item>
          <text:p text:style-name="P468">BR243574491817M</text:p>
        </text:list-item>
        <text:list-item>
          <text:p text:style-name="P469">BR2484093238788</text:p>
        </text:list-item>
        <text:list-item>
          <text:p text:style-name="P470">BR240154100489N</text:p>
        </text:list-item>
        <text:list-item>
          <text:p text:style-name="P471">BR240181505695P</text:p>
        </text:list-item>
        <text:list-item>
          <text:p text:style-name="P472">BR246652612965P</text:p>
        </text:list-item>
        <text:list-item>
          <text:p text:style-name="P473">BR247188582437Y</text:p>
        </text:list-item>
        <text:list-item>
          <text:p text:style-name="P474">BR245178749623Q</text:p>
        </text:list-item>
        <text:list-item>
          <text:p text:style-name="P475">BR240173632902A</text:p>
        </text:list-item>
        <text:list-item>
          <text:p text:style-name="P476">BR243645804665B</text:p>
        </text:list-item>
        <text:list-item>
          <text:p text:style-name="P477">BR248105395335G</text:p>
        </text:list-item>
        <text:list-item>
          <text:p text:style-name="P478">BR245359310932O</text:p>
        </text:list-item>
        <text:list-item>
          <text:p text:style-name="P479">BR247172774635K</text:p>
        </text:list-item>
        <text:list-item>
          <text:p text:style-name="P480">BR247338869018L</text:p>
        </text:list-item>
        <text:list-item>
          <text:p text:style-name="P481">BR240504268611U</text:p>
        </text:list-item>
        <text:list-item>
          <text:p text:style-name="P482">BR242847325061A</text:p>
        </text:list-item>
        <text:list-item>
          <text:p text:style-name="P483">BR2418280729506</text:p>
        </text:list-item>
        <text:list-item>
          <text:p text:style-name="P484">BR240498884078B</text:p>
        </text:list-item>
        <text:list-item>
          <text:p text:style-name="P485">BR248104697410Y</text:p>
        </text:list-item>
        <text:list-item>
          <text:p text:style-name="P486">BR240328806305I</text:p>
        </text:list-item>
        <text:list-item>
          <text:p text:style-name="P487">BR247487115835Y</text:p>
        </text:list-item>
        <text:list-item>
          <text:p text:style-name="P488">BR244449930352O</text:p>
        </text:list-item>
        <text:list-item>
          <text:p text:style-name="P489">BR244656378570D</text:p>
        </text:list-item>
        <text:list-item>
          <text:p text:style-name="P490">BR245791258940B</text:p>
        </text:list-item>
        <text:list-item>
          <text:p text:style-name="P491">BR243619707784I</text:p>
        </text:list-item>
        <text:list-item>
          <text:p text:style-name="P492">BR243331487951M</text:p>
        </text:list-item>
        <text:list-item>
          <text:p text:style-name="P493">BR249102687403E</text:p>
        </text:list-item>
        <text:list-item>
          <text:p text:style-name="P494">BR240467146641F</text:p>
        </text:list-item>
        <text:list-item>
          <text:p text:style-name="P495">BR247424458937E</text:p>
        </text:list-item>
        <text:list-item>
          <text:p text:style-name="P496">BR249851111327N</text:p>
        </text:list-item>
        <text:list-item>
          <text:p text:style-name="P497">BR240204093017I</text:p>
        </text:list-item>
        <text:list-item>
          <text:p text:style-name="P498">BR242147822589J</text:p>
        </text:list-item>
        <text:list-item>
          <text:p text:style-name="P499">BR2480299355553</text:p>
        </text:list-item>
        <text:list-item>
          <text:p text:style-name="P500">BR241905646399J</text:p>
        </text:list-item>
        <text:list-item>
          <text:p text:style-name="P501">BR243723292983C</text:p>
        </text:list-item>
        <text:list-item>
          <text:p text:style-name="P502">BR246251134872D</text:p>
        </text:list-item>
        <text:list-item>
          <text:p text:style-name="P503">BR240823874866Z</text:p>
        </text:list-item>
        <text:list-item>
          <text:p text:style-name="P504">BR242559328766D</text:p>
        </text:list-item>
        <text:list-item>
          <text:p text:style-name="P505">BR240041395373M</text:p>
        </text:list-item>
        <text:list-item>
          <text:p text:style-name="P506">BR248283781069E</text:p>
        </text:list-item>
        <text:list-item>
          <text:p text:style-name="P507">BR242926351360W</text:p>
        </text:list-item>
        <text:list-item>
          <text:p text:style-name="P508">BR242393131830C</text:p>
        </text:list-item>
        <text:list-item>
          <text:p text:style-name="P509">BR248593995709W</text:p>
        </text:list-item>
        <text:list-item>
          <text:p text:style-name="P510">BR246590928705P</text:p>
        </text:list-item>
        <text:list-item>
          <text:p text:style-name="P511">BR246032608226O</text:p>
        </text:list-item>
        <text:list-item>
          <text:p text:style-name="P512">BR241879928894R</text:p>
        </text:list-item>
        <text:list-item>
          <text:p text:style-name="P513">BR246957574730D</text:p>
        </text:list-item>
        <text:list-item>
          <text:p text:style-name="P514">BR240085242442J</text:p>
        </text:list-item>
        <text:list-item>
          <text:p text:style-name="P515">BR249826280478Q</text:p>
        </text:list-item>
        <text:list-item>
          <text:p text:style-name="P516">BR243259225915T</text:p>
        </text:list-item>
        <text:list-item>
          <text:p text:style-name="P517">BR245908931420Q</text:p>
        </text:list-item>
        <text:list-item>
          <text:p text:style-name="P518">BR248024322638U</text:p>
        </text:list-item>
        <text:list-item>
          <text:p text:style-name="P519">BR245633595899S</text:p>
        </text:list-item>
        <text:list-item>
          <text:p text:style-name="P520">BR242938127796X</text:p>
        </text:list-item>
        <text:list-item>
          <text:p text:style-name="P521">BR246072367124C</text:p>
        </text:list-item>
        <text:list-item>
          <text:p text:style-name="P522">BR247860207998E</text:p>
        </text:list-item>
        <text:list-item>
          <text:p text:style-name="P523">BR246141249903D</text:p>
        </text:list-item>
        <text:list-item>
          <text:p text:style-name="P524">BR246748719774E</text:p>
        </text:list-item>
        <text:list-item>
          <text:p text:style-name="P525">BR2446058866360</text:p>
        </text:list-item>
        <text:list-item>
          <text:p text:style-name="P526">BR245766474370M</text:p>
        </text:list-item>
        <text:list-item>
          <text:p text:style-name="P527">BR247552407508R</text:p>
        </text:list-item>
        <text:list-item>
          <text:p text:style-name="P528">BR244988158304N</text:p>
        </text:list-item>
        <text:list-item>
          <text:p text:style-name="P529">BR2472581368424</text:p>
        </text:list-item>
        <text:list-item>
          <text:p text:style-name="P530">BR2478245016595</text:p>
        </text:list-item>
        <text:list-item>
          <text:p text:style-name="P531">BR245145222447M</text:p>
        </text:list-item>
        <text:list-item>
          <text:p text:style-name="P532">BR243270716533B</text:p>
        </text:list-item>
        <text:list-item>
          <text:p text:style-name="P533">BR249063659359S</text:p>
        </text:list-item>
        <text:list-item>
          <text:p text:style-name="P534">BR2490686238861</text:p>
        </text:list-item>
        <text:list-item>
          <text:p text:style-name="P535">BR2450283708042</text:p>
        </text:list-item>
        <text:list-item>
          <text:p text:style-name="P536">BR241445847762W</text:p>
        </text:list-item>
        <text:list-item>
          <text:p text:style-name="P537">BR242305563254D</text:p>
        </text:list-item>
        <text:list-item>
          <text:p text:style-name="P538">BR245183779078R</text:p>
        </text:list-item>
        <text:list-item>
          <text:p text:style-name="P539">BR240742962484L</text:p>
        </text:list-item>
        <text:list-item>
          <text:p text:style-name="P540">BR241332994032J</text:p>
        </text:list-item>
        <text:list-item>
          <text:p text:style-name="P541">BR242150511104P</text:p>
        </text:list-item>
        <text:list-item>
          <text:p text:style-name="P542">BR244867730357F</text:p>
        </text:list-item>
        <text:list-item>
          <text:p text:style-name="P543">BR244689205877B</text:p>
        </text:list-item>
        <text:list-item>
          <text:p text:style-name="P544">BR248522199435C</text:p>
        </text:list-item>
        <text:list-item>
          <text:p text:style-name="P545">BR245114500626M</text:p>
        </text:list-item>
        <text:list-item>
          <text:p text:style-name="P546">BR243138244972N</text:p>
        </text:list-item>
        <text:list-item>
          <text:p text:style-name="P547">BR246011059319U</text:p>
        </text:list-item>
        <text:list-item>
          <text:p text:style-name="P548">BR243902783337J</text:p>
        </text:list-item>
        <text:list-item>
          <text:p text:style-name="P549">BR241061617223O</text:p>
        </text:list-item>
        <text:list-item>
          <text:p text:style-name="P550">BR247447586454E</text:p>
        </text:list-item>
        <text:list-item>
          <text:p text:style-name="P551">BR249968474511N</text:p>
        </text:list-item>
        <text:list-item>
          <text:p text:style-name="P552">BR247394333675J</text:p>
        </text:list-item>
        <text:list-item>
          <text:p text:style-name="P553">BR240873207293L</text:p>
        </text:list-item>
        <text:list-item>
          <text:p text:style-name="P554">BR245097990085K</text:p>
        </text:list-item>
        <text:list-item>
          <text:p text:style-name="P555">BR244660114615L</text:p>
        </text:list-item>
        <text:list-item>
          <text:p text:style-name="P556">BR247538687639Q</text:p>
        </text:list-item>
        <text:list-item>
          <text:p text:style-name="P557">BR240365317637K</text:p>
        </text:list-item>
        <text:list-item>
          <text:p text:style-name="P558">BR245148659347V</text:p>
        </text:list-item>
        <text:list-item>
          <text:p text:style-name="P559">BR246947215757U</text:p>
        </text:list-item>
        <text:list-item>
          <text:p text:style-name="P560">BR241728384469D</text:p>
        </text:list-item>
        <text:list-item>
          <text:p text:style-name="P561">BR244595567634V</text:p>
        </text:list-item>
        <text:list-item>
          <text:p text:style-name="P562">BR249087531705U</text:p>
        </text:list-item>
        <text:list-item>
          <text:p text:style-name="P563">BR249429018384L</text:p>
        </text:list-item>
        <text:list-item>
          <text:p text:style-name="P564">BR247528496796S</text:p>
        </text:list-item>
        <text:list-item>
          <text:p text:style-name="P565">BR245875840222D</text:p>
        </text:list-item>
        <text:list-item>
          <text:p text:style-name="P566">BR2460978279637</text:p>
        </text:list-item>
        <text:list-item>
          <text:p text:style-name="P567">BR247173707516O</text:p>
        </text:list-item>
        <text:list-item>
          <text:p text:style-name="P568">BR2415840835557</text:p>
        </text:list-item>
        <text:list-item>
          <text:p text:style-name="P569">BR242293274328Q</text:p>
        </text:list-item>
        <text:list-item>
          <text:p text:style-name="P570">BR249808228982P</text:p>
        </text:list-item>
        <text:list-item>
          <text:p text:style-name="P571">BR247827593700H</text:p>
        </text:list-item>
        <text:list-item>
          <text:p text:style-name="P572">BR246515540502G</text:p>
        </text:list-item>
        <text:list-item>
          <text:p text:style-name="P573">BR244718876004M</text:p>
        </text:list-item>
        <text:list-item>
          <text:p text:style-name="P574">BR244601112490N</text:p>
        </text:list-item>
        <text:list-item>
          <text:p text:style-name="P575">BR241181449758N</text:p>
        </text:list-item>
        <text:list-item>
          <text:p text:style-name="P576">BR247043067175P</text:p>
        </text:list-item>
        <text:list-item>
          <text:p text:style-name="P577">BR245565696635F</text:p>
        </text:list-item>
        <text:list-item>
          <text:p text:style-name="P578">BR244956110715D</text:p>
        </text:list-item>
        <text:list-item>
          <text:p text:style-name="P579">BR240691845422I</text:p>
        </text:list-item>
        <text:list-item>
          <text:p text:style-name="P580">BR243502048410T</text:p>
        </text:list-item>
        <text:list-item>
          <text:p text:style-name="P581">BR249688695442B</text:p>
        </text:list-item>
        <text:list-item>
          <text:p text:style-name="P582">BR243734997464A</text:p>
        </text:list-item>
        <text:list-item>
          <text:p text:style-name="P583">BR246922053035E</text:p>
        </text:list-item>
        <text:list-item>
          <text:p text:style-name="P584">BR2442113239355</text:p>
        </text:list-item>
        <text:list-item>
          <text:p text:style-name="P585">BR244173595901Q</text:p>
        </text:list-item>
        <text:list-item>
          <text:p text:style-name="P586">BR248730335758G</text:p>
        </text:list-item>
        <text:list-item>
          <text:p text:style-name="P587">BR243403429205L</text:p>
        </text:list-item>
        <text:list-item>
          <text:p text:style-name="P588">BR245832916800K</text:p>
        </text:list-item>
        <text:list-item>
          <text:p text:style-name="P589">BR241124221799K</text:p>
        </text:list-item>
        <text:list-item>
          <text:p text:style-name="P590">BR243077786428F</text:p>
        </text:list-item>
        <text:list-item>
          <text:p text:style-name="P591">BR249634667520F</text:p>
        </text:list-item>
        <text:list-item>
          <text:p text:style-name="P592">BR241010362625C</text:p>
        </text:list-item>
        <text:list-item>
          <text:p text:style-name="P593">BR246134161206E</text:p>
        </text:list-item>
        <text:list-item>
          <text:p text:style-name="P594">BR2462677238299</text:p>
        </text:list-item>
        <text:list-item>
          <text:p text:style-name="P595">BR241265330543K</text:p>
        </text:list-item>
        <text:list-item>
          <text:p text:style-name="P596">BR244877136257E</text:p>
        </text:list-item>
        <text:list-item>
          <text:p text:style-name="P597">BR241290806260J</text:p>
        </text:list-item>
        <text:list-item>
          <text:p text:style-name="P598">BR246420721552I</text:p>
        </text:list-item>
        <text:list-item>
          <text:p text:style-name="P599">BR247535754598L</text:p>
        </text:list-item>
        <text:list-item>
          <text:p text:style-name="P600">BR245804272328Q</text:p>
        </text:list-item>
        <text:list-item>
          <text:p text:style-name="P601">BR245127374199J</text:p>
        </text:list-item>
        <text:list-item>
          <text:p text:style-name="P602">BR2447026122157</text:p>
        </text:list-item>
        <text:list-item>
          <text:p text:style-name="P603">BR246414941091R</text:p>
        </text:list-item>
        <text:list-item>
          <text:p text:style-name="P604">BR246064022668H</text:p>
        </text:list-item>
        <text:list-item>
          <text:p text:style-name="P605">BR247497370777C</text:p>
        </text:list-item>
        <text:list-item>
          <text:p text:style-name="P606">BR2448732572999</text:p>
        </text:list-item>
        <text:list-item>
          <text:p text:style-name="P607">BR243730307481F</text:p>
        </text:list-item>
        <text:list-item>
          <text:p text:style-name="P608">BR240545809885P</text:p>
        </text:list-item>
        <text:list-item>
          <text:p text:style-name="P609">BR245398601939N</text:p>
        </text:list-item>
        <text:list-item>
          <text:p text:style-name="P610">BR249693800848N</text:p>
        </text:list-item>
        <text:list-item>
          <text:p text:style-name="P611">BR242344856141C</text:p>
        </text:list-item>
        <text:list-item>
          <text:p text:style-name="P612">BR245693230761P</text:p>
        </text:list-item>
        <text:list-item>
          <text:p text:style-name="P613">BR241254457483Q</text:p>
        </text:list-item>
        <text:list-item>
          <text:p text:style-name="P614">BR245291908615R</text:p>
        </text:list-item>
        <text:list-item>
          <text:p text:style-name="P615">BR245056258301L</text:p>
        </text:list-item>
        <text:list-item>
          <text:p text:style-name="P616">BR242742569589J</text:p>
        </text:list-item>
        <text:list-item>
          <text:p text:style-name="P617">BR249194869605Q</text:p>
        </text:list-item>
        <text:list-item>
          <text:p text:style-name="P618">BR243557219455H</text:p>
        </text:list-item>
        <text:list-item>
          <text:p text:style-name="P619">BR244901171615S</text:p>
        </text:list-item>
        <text:list-item>
          <text:p text:style-name="P620">BR245150969500J</text:p>
        </text:list-item>
        <text:list-item>
          <text:p text:style-name="P621">BR2417654160487</text:p>
        </text:list-item>
        <text:list-item>
          <text:p text:style-name="P622"><text:span text:style-name="T623">BR246828479014G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7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56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261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7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n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7T18:39:00Z</meta:creation-date>
    <dc:date>2024-06-27T18:39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10" meta:word-count="792" meta:character-count="5062" meta:row-count="35" meta:non-whitespace-character-count="4280"/>
  </office:meta>
</office:document-meta>
</file>